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7.75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114.46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old Number (a = 16*20, b = 48*60)</text:p>
          </table:table-cell>
          <table:table-cell office:value-type="string" calcext:value-type="string">
            <text:p>Male Accuracy</text:p>
          </table:table-cell>
          <table:table-cell office:value-type="string" calcext:value-type="string">
            <text:p>Female Accuracy</text:p>
          </table:table-cell>
          <table:table-cell office:value-type="string" calcext:value-type="string">
            <text:p>Average male Accuracy</text:p>
          </table:table-cell>
          <table:table-cell office:value-type="string" calcext:value-type="string">
            <text:p>Average female Accuracy</text:p>
          </table:table-cell>
          <table:table-cell office:value-type="string" calcext:value-type="string">
            <text:p>Average Accuracy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2.9771" calcext:value-type="float">
            <text:p>12.9771</text:p>
          </table:table-cell>
          <table:table-cell office:value-type="float" office:value="85.9259" calcext:value-type="float">
            <text:p>85.9259</text:p>
          </table:table-cell>
          <table:table-cell office:value-type="float" office:value="59.0124" calcext:value-type="float">
            <text:p>59.0124</text:p>
          </table:table-cell>
          <table:table-cell office:value-type="float" office:value="38.7035" calcext:value-type="float">
            <text:p>38.7035</text:p>
          </table:table-cell>
          <table:table-cell table:formula="of:=([.D2]+[.E2])/2" office:value-type="float" office:value="48.85795" calcext:value-type="float">
            <text:p>48.85795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78.9855" calcext:value-type="float">
            <text:p>78.9855</text:p>
          </table:table-cell>
          <table:table-cell office:value-type="float" office:value="21.0938" calcext:value-type="float">
            <text:p>21.0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85.0746" calcext:value-type="float">
            <text:p>85.0746</text:p>
          </table:table-cell>
          <table:table-cell office:value-type="float" office:value="9.09091" calcext:value-type="float">
            <text:p>9.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2.9771" calcext:value-type="float">
            <text:p>12.9771</text:p>
          </table:table-cell>
          <table:table-cell office:value-type="float" office:value="83.7037" calcext:value-type="float">
            <text:p>83.7037</text:p>
          </table:table-cell>
          <table:table-cell office:value-type="float" office:value="59.5946" calcext:value-type="float">
            <text:p>59.5946</text:p>
          </table:table-cell>
          <table:table-cell office:value-type="float" office:value="39.5563" calcext:value-type="float">
            <text:p>39.5563</text:p>
          </table:table-cell>
          <table:table-cell table:formula="of:=([.D5]+[.E5])/2" office:value-type="float" office:value="49.57545" calcext:value-type="float">
            <text:p>49.57545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86.9565" calcext:value-type="float">
            <text:p>86.9565</text:p>
          </table:table-cell>
          <table:table-cell office:value-type="float" office:value="13.2812" calcext:value-type="float">
            <text:p>13.2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80.597" calcext:value-type="float">
            <text:p>80.597</text:p>
          </table:table-cell>
          <table:table-cell office:value-type="float" office:value="24.2424" calcext:value-type="float">
            <text:p>24.24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2:56:58.158268494</meta:creation-date>
    <dc:date>2019-05-01T23:04:58.828519832</dc:date>
    <meta:editing-duration>PT8M4S</meta:editing-duration>
    <meta:editing-cycles>1</meta:editing-cycles>
    <meta:document-statistic meta:table-count="1" meta:cell-count="30" meta:object-count="0"/>
    <meta:generator>LibreOffice/6.1.5.2$Linux_X86_64 LibreOffice_project/90f8dcf33c87b3705e78202e3df5142b201bd805</meta:generator>
  </office:meta>
</office:document-meta>
</file>